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2" style:family="paragraph" style:parent-style-name="Text_20_body">
      <style:text-properties fo:color="#666666"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Text_20_body">
      <style:text-properties fo:color="#000000" fo:font-size="11pt" fo:language="en" fo:country="US"/>
    </style:style>
    <style:style style:name="P4" style:family="paragraph" style:parent-style-name="Text_20_body">
      <style:text-properties fo:color="#000000" fo:font-size="8pt" fo:language="en" fo:country="US"/>
    </style:style>
    <style:style style:name="P5" style:family="paragraph" style:parent-style-name="Text_20_body">
      <style:text-properties fo:color="#000000" fo:font-size="9pt" fo:language="en" fo:country="US"/>
    </style:style>
    <style:style style:name="P6" style:family="paragraph" style:parent-style-name="Text_20_body">
      <style:text-properties fo:color="#000000" fo:font-size="9pt" fo:language="en" fo:country="US" fo:font-style="italic" style:font-style-asian="italic" style:font-style-complex="italic"/>
    </style:style>
    <style:style style:name="P7" style:family="paragraph" style:parent-style-name="Text_20_body">
      <style:paragraph-properties fo:text-align="justify" style:justify-single-word="false"/>
      <style:text-properties fo:color="#000000" fo:font-size="9pt" fo:language="en" fo:country="US" fo:font-style="italic" style:font-style-asian="italic" style:font-style-complex="italic"/>
    </style:style>
    <style:style style:name="P8" style:family="paragraph" style:parent-style-name="Text_20_body">
      <style:text-properties fo:color="#000000" fo:font-size="10pt" fo:language="en" fo:country="US"/>
    </style:style>
    <style:style style:name="P9" style:family="paragraph" style:parent-style-name="Text_20_body">
      <style:text-properties fo:color="#000000" fo:language="en" fo:country="US"/>
    </style:style>
    <style:style style:name="P10" style:family="paragraph" style:parent-style-name="Text_20_body">
      <style:text-properties fo:font-size="8pt" fo:language="en" fo:country="US"/>
    </style:style>
    <style:style style:name="P11" style:family="paragraph" style:parent-style-name="Text_20_body">
      <style:text-properties fo:color="#ff3333" fo:font-size="11pt" fo:language="en" fo:country="US"/>
    </style:style>
    <style:style style:name="P12" style:family="paragraph" style:parent-style-name="Text_20_body">
      <style:paragraph-properties fo:text-align="center" style:justify-single-word="false"/>
      <style:text-properties fo:color="#ff3333" fo:font-size="12pt" fo:language="en" fo:country="US" style:text-underline-style="solid" style:text-underline-width="auto" style:text-underline-color="font-color" fo:font-weight="bold" style:font-weight-asian="bold" style:font-weight-complex="bold"/>
    </style:style>
    <style:style style:name="P13" style:family="paragraph" style:parent-style-name="Text_20_body">
      <style:text-properties fo:color="#ff3333" fo:font-size="10pt" fo:language="en" fo:country="US"/>
    </style:style>
    <style:style style:name="P14" style:family="paragraph" style:parent-style-name="Text_20_body">
      <style:paragraph-properties fo:text-align="center" style:justify-single-word="false"/>
      <style:text-properties fo:color="#ff3333"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text-align="center" style:justify-single-word="false"/>
      <style:text-properties fo:color="#ff3333" fo:language="en" fo:country="US"/>
    </style:style>
    <style:style style:name="P16" style:family="paragraph" style:parent-style-name="Text_20_body">
      <style:text-properties fo:language="en" fo:country="US"/>
    </style:style>
    <style:style style:name="P17" style:family="paragraph" style:parent-style-name="Text_20_body" style:list-style-name="L1"/>
    <style:style style:name="P18" style:family="paragraph" style:parent-style-name="Text_20_body">
      <style:text-properties fo:color="#000000" fo:font-size="12pt" fo:language="en" fo:country="US" style:font-size-asian="12pt" style:font-size-complex="12pt"/>
    </style:style>
    <style:style style:name="P19" style:family="paragraph" style:parent-style-name="Text_20_body" style:list-style-name="L1">
      <style:text-properties fo:color="#000000" fo:font-size="12pt" fo:language="en" fo:country="US" style:font-size-asian="12pt" style:font-size-complex="12pt"/>
    </style:style>
    <style:style style:name="P20" style:family="paragraph" style:parent-style-name="Text_20_body">
      <style:text-properties fo:color="#000000" fo:font-size="12pt" fo:language="en" fo:country="US" fo:font-style="italic" style:font-size-asian="12pt" style:font-style-asian="italic" style:font-size-complex="12pt" style:font-style-complex="italic"/>
    </style:style>
    <style:style style:name="P21" style:family="paragraph" style:parent-style-name="Text_20_body">
      <style:text-properties fo:color="#000000" fo:font-size="12pt" fo:language="en" fo:country="US" fo:font-style="italic" style:text-underline-style="solid" style:text-underline-width="auto" style:text-underline-color="font-color" style:font-size-asian="12pt" style:font-style-asian="italic" style:font-size-complex="12pt" style:font-style-complex="italic"/>
    </style:style>
    <style:style style:name="P22" style:family="paragraph" style:parent-style-name="Text_20_body">
      <style:text-properties fo:color="#000000" fo:font-size="12pt" fo:language="en" fo:country="US" fo:font-style="normal" style:text-underline-style="none" style:font-size-asian="12pt" style:font-style-asian="normal" style:font-size-complex="12pt" style:font-style-complex="normal"/>
    </style:style>
    <style:style style:name="P23" style:family="paragraph" style:parent-style-name="Text_20_body">
      <style:paragraph-properties fo:text-align="justify" style:justify-single-word="false"/>
      <style:text-properties fo:color="#000000" fo:font-size="9pt" fo:language="en" fo:country="US" fo:font-style="italic" style:font-style-asian="italic" style:font-style-complex="italic"/>
    </style:style>
    <style:style style:name="P24" style:family="paragraph" style:parent-style-name="Text_20_body">
      <style:paragraph-properties fo:text-align="center" style:justify-single-word="false"/>
      <style:text-properties fo:color="#ff3333" fo:language="en" fo:country="US"/>
    </style:style>
    <style:style style:name="P25" style:family="paragraph" style:parent-style-name="Text_20_body">
      <style:paragraph-properties fo:text-align="center" style:justify-single-word="false"/>
      <style:text-properties fo:color="#ff3333" fo:language="en" fo:country="US"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style:use-window-font-color="true" fo:language="en" fo:country="US"/>
    </style:style>
    <style:style style:name="P28" style:family="paragraph" style:parent-style-name="Text_20_body" style:list-style-name="L2">
      <style:paragraph-properties fo:text-align="justify" style:justify-single-word="false"/>
      <style:text-properties style:use-window-font-color="true" fo:language="en" fo:country="US"/>
    </style:style>
    <style:style style:name="P29" style:family="paragraph" style:parent-style-name="Text_20_body">
      <style:text-properties fo:font-size="12pt" fo:language="en" fo:country="US" style:font-size-asian="12pt" style:font-size-complex="12pt"/>
    </style:style>
    <style:style style:name="P30" style:family="paragraph" style:parent-style-name="Text_20_body" style:list-style-name="L3">
      <style:text-properties fo:font-size="12pt" fo:language="en" fo:country="US" style:font-size-asian="12pt" style:font-size-complex="12pt"/>
    </style:style>
    <style:style style:name="T1" style:family="text">
      <style:text-properties fo:font-size="8pt"/>
    </style:style>
    <style:style style:name="T2" style:family="text">
      <style:text-properties fo:font-size="8pt" fo:font-style="italic" style:font-style-asian="italic" style:font-style-complex="italic"/>
    </style:style>
    <style:style style:name="T3" style:family="text">
      <style:text-properties fo:color="#000000"/>
    </style:style>
    <style:style style:name="T4" style:family="text">
      <style:text-properties fo:color="#000000" fo:font-size="9pt"/>
    </style:style>
    <style:style style:name="T5" style:family="text">
      <style:text-properties fo:color="#000000" fo:language="en" fo:country="US"/>
    </style:style>
    <style:style style:name="T6" style:family="text">
      <style:text-properties fo:color="#000000" fo:font-size="8pt" fo:language="en" fo:country="US"/>
    </style:style>
    <style:style style:name="T7" style:family="text">
      <style:text-properties fo:color="#000000" fo:font-size="12pt" fo:language="en" fo:country="US" style:font-size-asian="12pt" style:font-size-complex="12pt"/>
    </style:style>
    <style:style style:name="T8" style:family="text">
      <style:text-properties fo:color="#ff3333"/>
    </style:style>
    <style:style style:name="T9" style:family="text">
      <style:text-properties fo:color="#ff3333" style:text-underline-style="none" fo:font-weight="bold" style:font-weight-asian="bold" style:font-weight-complex="bold"/>
    </style:style>
    <style:style style:name="T10" style:family="text">
      <style:text-properties fo:color="#ff3333"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style:use-window-font-color="true" fo:background-color="#ff3333"/>
    </style:style>
    <style:style style:name="T13" style:family="text">
      <style:text-properties style:text-position="super 58%"/>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 (GDD) </text:p>
      <text:p text:style-name="P2"><text:span text:style-name="T8">Game Name:</text:span> R.P.G.G. = Really Peculiar Geeky Game</text:p>
      <text:p text:style-name="P3"><text:span text:style-name="T8">Genre: </text:span>RPG/ Roguelite ? </text:p>
      <text:p text:style-name="P16"><text:span text:style-name="T8">Game Elements</text:span>: </text:p>
      <text:p text:style-name="P29">Talk to the quest giver between each level for lore and quest</text:p>
      <text:p text:style-name="P29">Go to a finite lvl where the player will be doing the following:</text:p>
      <text:list xml:id="list7704990558137633689" text:style-name="L3">
        <text:list-item>
          <text:p text:style-name="P30">lvl1 kill easy wave of ennemy</text:p>
        </text:list-item>
        <text:list-item>
          <text:p text:style-name="P30">vl2: pick up fruits and such (have to pick a certain amount to go to nxt lvl)</text:p>
        </text:list-item>
        <text:list-item>
          <text:p text:style-name="P30">lvl3: 2<text:span text:style-name="T13">nd</text:span> wave of ennemeis (more hp, more dmg, more in quantity)</text:p>
        </text:list-item>
        <text:list-item>
          <text:p text:style-name="P30">lvl4 :??</text:p>
        </text:list-item>
        <text:list-item>
          <text:p text:style-name="P30">Boss phase</text:p>
        </text:list-item>
      </text:list>
      <text:p text:style-name="P10"/>
      <text:p text:style-name="P11">Player: <text:span text:style-name="T3">1</text:span></text:p>
      <text:p text:style-name="P4"/>
      <text:p text:style-name="P12">TECHNICAL SPECS</text:p>
      <text:p text:style-name="P3"><text:span text:style-name="T8">Technical Form</text:span>: 2D</text:p>
      <text:p text:style-name="P4"/>
      <text:p text:style-name="P3"><text:span text:style-name="T8">View</text:span>: Side view</text:p>
      <text:p text:style-name="P4"/>
      <text:p text:style-name="P3"><text:span text:style-name="T8">Platform</text:span>: PC</text:p>
      <text:p text:style-name="P4"/>
      <text:p text:style-name="P3"><text:span text:style-name="T8">Language</text:span>: JAVA (==&gt; Java FX, Swing, AWT, <text:s/>libGDX….)</text:p>
      <text:p text:style-name="P4"/>
      <text:p text:style-name="P3"><text:span text:style-name="T8">Device</text:span>: PC</text:p>
      <text:p text:style-name="P4"/>
      <text:p text:style-name="P12">GAME PLAY</text:p>
      <text:p text:style-name="P6">Use the game play section to create a descriptive paragraph about how the game is played. You want the use tor imagine</text:p>
      <text:p text:style-name="P6">they are actually playing the game. Try not to use generic (i.e., broad, non-descriptive) terms when writing about the game</text:p>
      <text:p text:style-name="P6">play. For example, few readers want to hear statements such as, “enemy_1 will have more hit points than</text:p>
      <text:p text:style-name="P6">enemy_2.” Instead, it’s better to make statements like, “The Lazarus Fighter has more armour than the Apollo Fighter.”</text:p>
      <text:p text:style-name="P6"/>
      <text:p text:style-name="P6"/>
      <text:p text:style-name="P18"><text:span text:style-name="T8">Game Play Outline</text:span> :</text:p>
      <text:p text:style-name="P20"/>
      <text:p text:style-name="P21">• Opening the game application: <text:span text:style-name="T14">Main menu tbd</text:span></text:p>
      <text:p text:style-name="P21">• Game options :<text:span text:style-name="T14"> char selection</text:span></text:p>
      <text:p text:style-name="P21">• Story synopsis: <text:span text:style-name="T14">Universes collided, realities are encroching on eahc other, madness sitting on its throne, enjoy the show. A peculiar hero comes out of hiding to fight the chaos and helps the few who survived.</text:span></text:p>
      <text:p text:style-name="P21"><text:soft-page-break/>• Modes</text:p>
      <text:p text:style-name="P21">• Game elements</text:p>
      <text:p text:style-name="P21">• Game levels:<text:span text:style-name="T14"> 6 intermissions w/ Quest Giver and 5 lvl</text:span></text:p>
      <text:p text:style-name="P21">• Player’s controls : </text:p>
      <text:p text:style-name="P21"><text:span text:style-name="T15">Q : back/left</text:span></text:p>
      <text:p text:style-name="P21"><text:span text:style-name="T15">D: fwd right </text:span></text:p>
      <text:p text:style-name="P21"><text:span text:style-name="T14">Space :jump</text:span></text:p>
      <text:p text:style-name="P21"><text:span text:style-name="T14">mouse lftbtn: shoot</text:span></text:p>
      <text:p text:style-name="P21"><text:span text:style-name="T14">E: interract <text:s/></text:span></text:p>
      <text:p text:style-name="P21"><text:span text:style-name="T14">( put 1234 for differents spell and stuff? Or just for now for consummable ==&gt; later on isuppose)</text:span></text:p>
      <text:p text:style-name="P21">• Winning:<text:span text:style-name="T14"> For demo finish 5 lvl</text:span></text:p>
      <text:p text:style-name="P21"><text:span text:style-name="T14"/></text:p>
      <text:p text:style-name="P21">• Losing : <text:span text:style-name="T14">When char runs out of life</text:span></text:p>
      <text:p text:style-name="P21"><text:span text:style-name="T14"/></text:p>
      <text:p text:style-name="P21">• End: <text:span text:style-name="T14">When char runs out of life</text:span></text:p>
      <text:p text:style-name="P21"><text:span text:style-name="T14"/></text:p>
      <text:p text:style-name="P21">• Why is all this fun?</text:p>
      <text:p text:style-name="P22">Short game to play while waiting for something </text:p>
      <text:p text:style-name="P22"/>
      <text:p text:style-name="P3"><text:span text:style-name="T9">Key Features</text:span>:</text:p>
      <text:p text:style-name="P5">Key features are a list of game elements that are attractive to the player.</text:p>
      <text:p text:style-name="P5"/>
      <text:p text:style-name="P12">DESIGN DOCUMENT</text:p>
      <text:p text:style-name="P7">This document describes how GameObjects behave, how they’re controlled and their properties. This is often referred to as the “mechanics” of the game. This documentation is primarily concerned with the game itself. This part of the document is meant to be modular, meaning you could have several different Game Design Documents attached to the Concept Document.</text:p>
      <text:p text:style-name="P7"/>
      <text:p text:style-name="P3"><text:span text:style-name="T8">Design Guidelines</text:span>:</text:p>
      <text:p text:style-name="P6">This is an important statement about any creative restrictions that need to be considered and includes brief statements</text:p>
      <text:p text:style-name="P6">about the general (i.e., overall) goal of the design.)</text:p>
      <text:p text:style-name="P3"><text:span text:style-name="T8">Game Design Definitions</text:span>:</text:p>
      <text:p text:style-name="P6">This section established the definition of the game play. Definitions should include how a player wins, loses, transitions</text:p>
      <text:p text:style-name="P6">between levels, and the main focus of the gameplay.</text:p>
      <text:p text:style-name="P3"><text:span text:style-name="T10">Game Flowchart</text:span>:</text:p>
      <text:p text:style-name="P6">The game flowchart provides a visual of how the different game elements and their properties interact. Game flowcharts</text:p>
      <text:p text:style-name="P6">should represent Objects, Properties, and Actions present in the game. Each of these items should have a number reference</text:p>
      <text:p text:style-name="P6">to where they exist within the game mechanics document.</text:p>
      <text:p text:style-name="P9"><text:span text:style-name="T11">• </text:span><text:span text:style-name="T2">Menu</text:span><text:span text:style-name="T1">:</text:span></text:p>
      <text:p text:style-name="P9"><text:span text:style-name="T11">• </text:span><text:span text:style-name="T2">Synopsis</text:span><text:span text:style-name="T1">:</text:span></text:p>
      <text:p text:style-name="P9"><text:span text:style-name="T11">• </text:span><text:span text:style-name="T2">Game Play</text:span><text:span text:style-name="T1">:</text:span></text:p>
      <text:p text:style-name="P9"><text:soft-page-break/><text:span text:style-name="T11">• </text:span><text:span text:style-name="T2">Player Control</text:span><text:span text:style-name="T1"> (Key + mouse)</text:span></text:p>
      <text:p text:style-name="P9"><text:span text:style-name="T11">• </text:span><text:span text:style-name="T2">Game Over (Winning and Losing)</text:span><text:span text:style-name="T1">:</text:span></text:p>
      <text:p text:style-name="P11">Player Definition</text:p>
      <text:p text:style-name="P16">● <text:span text:style-name="T4">Use this section for quick descriptions that define the player</text:span></text:p>
      <text:p text:style-name="P16">● <text:span text:style-name="T4">Use the Player Properties section (below) to define the properties for each player. Player Properties can be</text:span></text:p>
      <text:p text:style-name="P5">affected by the player’s action or interaction with other game elements. Define the properties and how they affect</text:p>
      <text:p text:style-name="P5">the player’s current game.</text:p>
      <text:p text:style-name="P16">● <text:span text:style-name="T4">Use the Player Rewards section to make a list of all objects that affect the player in a positive way. Define these</text:span></text:p>
      <text:p text:style-name="P5">objects by describing what affect they cause and how the player can use the object.</text:p>
      <text:p text:style-name="P13">Player Definitions</text:p>
      <text:p text:style-name="P5">A suggested list may include:</text:p>
      <text:p text:style-name="P9">• <text:span text:style-name="T1">Health ==&gt; not yet established</text:span></text:p>
      <text:p text:style-name="Text_20_body"><text:span text:style-name="T5">• </text:span><text:span text:style-name="T6">Weapons ==&gt; according to class : BFSSG: LaserGun // <text:s/>Gg(Gamerguy): controller // mage <text:s/>classic : frostball (all proejctile just change skin ==&gt; sae code behind it // same dmg) ...</text:span></text:p>
      <text:p text:style-name="P9">• <text:span text:style-name="T1">Actions ==&gt; jump, fwd bwd, aim hgh, aim low, shoot, defense?</text:span></text:p>
      <text:p text:style-name="P13">Player Properties</text:p>
      <text:p text:style-name="P5">Each property should mention a feedback as a result of the property changing.</text:p>
      <text:p text:style-name="P8"><text:span text:style-name="T8">Player Rewards (power-ups and pick-ups)</text:span>:</text:p>
      <text:p text:style-name="P6">Make a list of all objects that affect the player in a positive way (e.g., health replenished)</text:p>
      <text:list xml:id="list5538371749094892125" text:style-name="L1">
        <text:list-item>
          <text:p text:style-name="P19">Level up and reward at intermission stage ==&gt; to be determined</text:p>
        </text:list-item>
        <text:list-item>
          <text:p text:style-name="P17"><text:span text:style-name="T7">During run : potion for health resplenishing // Shield for a few secs // <text:s/>power boost? </text:span><text:span text:style-name="T7">For few seconds // Pick up coins for health resplenished weapon upgrade? And answer question for upgrade?</text:span></text:p>
        </text:list-item>
      </text:list>
      <text:p text:style-name="P5"/>
      <text:p text:style-name="P5"/>
      <text:p text:style-name="P3"><text:span text:style-name="T8">User Interface (UI)</text:span>:</text:p>
      <text:p text:style-name="P5">This is where you’ll include a description of the user’s control of the game. Think about which buttons on a device would be</text:p>
      <text:p text:style-name="P5">best suited for the game. Consider what the worst layout is, then ask yourself if your UI is it still playable. A visual</text:p>
      <text:p text:style-name="P5">representation can be added where you relate the physical controls to the actions in the game. When designing the UI, it may</text:p>
      <text:p text:style-name="P16"><text:span text:style-name="T4">be valuable to research quality control and user interface (UI) design information.</text:span> <text:line-break/></text:p>
      <text:p text:style-name="P16"/>
      <text:p text:style-name="P14">DEMO</text:p>
      <text:p text:style-name="P16"/>
      <text:p text:style-name="P25">Level for Demo</text:p>
      <text:p text:style-name="P16"><text:s/>5 levels</text:p>
      <text:p text:style-name="P16"><text:tab/><text:span text:style-name="T17">Intermission 1</text:span>: questgiver meeting + first quest : a horde of demon invested the ruins kills them!</text:p>
      <text:p text:style-name="P16"><text:tab/><text:span text:style-name="T17">Lvl 1 </text:span>==&gt; fight demons </text:p>
      <text:p text:style-name="P16"/>
      <text:p text:style-name="P16"><text:tab/><text:span text:style-name="T17">Intermission 2</text:span> questgiver meeting ==&gt; Exp + new quest (help the villagers by recolting <text:soft-page-break/>fruits or whatever (gameobject)</text:p>
      <text:p text:style-name="P16"/>
      <text:p text:style-name="P16"><text:tab/><text:span text:style-name="T17">lvl 2 </text:span>: simple collision : fruits falling down and coming up : just touch em and click maybe to get them (limited time) ==&lt; take the collisiion effect ==&gt; same for all ==&gt; consider apple or else as ennemeis (skin change) that's it : ju<text:span text:style-name="T12">st change I guess from collision = take out life to get point? ==&gt; where to do that? Since collision ? To much / I'll need a collision class w/ : removeHP and addPoint methods</text:span></text:p>
      <text:p text:style-name="P16"/>
      <text:p text:style-name="P16"><text:tab/><text:span text:style-name="T17">Intermission 3 </text:span>==&gt; questgiver: get exp according to how many vegetable u picked + new quest</text:p>
      <text:p text:style-name="P16"/>
      <text:p text:style-name="P16"><text:tab/><text:span text:style-name="T17">Lvl 3</text:span> : Wave of ennemies ++ ==&gt; more hp, more dmg, more in qty</text:p>
      <text:p text:style-name="P16"/>
      <text:p text:style-name="P16"><text:tab/><text:span text:style-name="T17">Intermission 4 </text:span>: QuestGIver</text:p>
      <text:p text:style-name="P16"/>
      <text:p text:style-name="P16"><text:tab/><text:span text:style-name="T17">Lvl 4</text:span> : Jump around ==&gt; jump on paltform in a given time (timer), floor's lava!</text:p>
      <text:p text:style-name="P16"/>
      <text:p text:style-name="P16"><text:tab/><text:span text:style-name="T17">Intermission5:</text:span> QeustGiver</text:p>
      <text:p text:style-name="P16"/>
      <text:p text:style-name="P16"><text:tab/><text:span text:style-name="T17">Lv5 </text:span>: BOSS Fight<text:tab/></text:p>
      <text:p text:style-name="P16"/>
      <text:p text:style-name="P15">Character for demo</text:p>
      <text:p text:style-name="P27">3 charascters: </text:p>
      <text:list xml:id="list8506010686240429255" text:style-name="L2">
        <text:list-item>
          <text:p text:style-name="P28">BFSMG</text:p>
        </text:list-item>
        <text:list-item>
          <text:p text:style-name="P28">Classic Mage</text:p>
        </text:list-item>
        <text:list-item>
          <text:p text:style-name="P28">Gamer</text:p>
        </text:list-item>
      </text:list>
      <text:p text:style-name="P27"/>
      <text:p text:style-name="P15">Map for d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meta:initial-creator>
    <meta:creation-date>2025-11-04T06:19:55.73</meta:creation-date>
    <dc:date>2025-11-06T13:50:48.17</dc:date>
    <dc:creator>bob </dc:creator>
    <meta:editing-duration>PT13H26M23S</meta:editing-duration>
    <meta:editing-cycles>26</meta:editing-cycles>
    <meta:generator>OpenOffice/4.1.15$Win32 OpenOffice.org_project/4115m2$Build-9813</meta:generator>
    <meta:document-statistic meta:table-count="0" meta:image-count="0" meta:object-count="0" meta:page-count="4" meta:paragraph-count="103" meta:word-count="1043" meta:character-count="5897"/>
  </office:meta>
</office:document-meta>
</file>